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7ed2ed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d34d92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fcebf2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101cm" svg:stroke-color="#68a22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101cm" svg:stroke-color="#d6a81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49cm" svg:stroke-color="#68a22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101cm" svg:stroke-color="#ffe399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7ed2ed" draw:marker-start="" draw:marker-start-width="0.33cm" draw:marker-start-center="false" draw:marker-end="" draw:marker-end-width="0.33cm" draw:marker-end-center="false" draw:fill="solid" draw:fill-color="#7ed2ed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101cm" svg:stroke-color="#b5e087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d34d9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fcebf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9.307cm" svg:y1="16.34cm" svg:x2="11.786cm" svg:y2="13.861cm">
            <text:p/>
          </draw:line>
          <draw:rect draw:style-name="gr2" draw:text-style-name="P2" draw:layer="layout" svg:width="2.23cm" svg:height="1.276cm" draw:transform="skewX (-0.00157079632679491) rotate (-2.35619449019235) translate (12.688cm 15.213cm)">
            <text:p/>
          </draw:rect>
          <draw:rect draw:style-name="gr3" draw:text-style-name="P3" draw:layer="layout" svg:width="1.911cm" svg:height="0.638cm" draw:transform="skewX (0.00314159265358976) rotate (-2.35619449019235) translate (11.561cm 15.889cm)">
            <text:p/>
          </draw:rect>
          <draw:ellipse draw:style-name="gr4" draw:text-style-name="P4" draw:layer="layout" svg:width="1.274cm" svg:height="0.638cm" draw:transform="rotate (-2.35724168774354) translate (13.138cm 15.213cm)">
            <text:p/>
          </draw:ellipse>
          <draw:line draw:style-name="gr5" draw:text-style-name="P1" draw:layer="layout" svg:x1="11.11cm" svg:y1="16.788cm" svg:x2="11.662cm" svg:y2="14.46cm">
            <text:p/>
          </draw:line>
          <draw:line draw:style-name="gr6" draw:text-style-name="P1" draw:layer="layout" svg:x1="10.659cm" svg:y1="15.437cm" svg:x2="11.56cm" svg:y2="15.437cm">
            <text:p/>
          </draw:line>
          <draw:ellipse draw:style-name="gr7" draw:text-style-name="P1" draw:layer="layout" svg:width="0.32cm" svg:height="0.322cm" draw:transform="skewX (-0.0062831853071795) rotate (-2.36404847182632) translate (12.914cm 15.439cm)">
            <text:p/>
          </draw:ellipse>
          <draw:line draw:style-name="gr8" draw:text-style-name="P1" draw:layer="layout" svg:x1="12.011cm" svg:y1="15.888cm" svg:x2="11.56cm" svg:y2="15.437cm">
            <text:p/>
          </draw:line>
          <draw:line draw:style-name="gr5" draw:text-style-name="P1" draw:layer="layout" svg:x1="10.434cm" svg:y1="17.015cm" svg:x2="9.983cm" svg:y2="16.564cm">
            <text:p/>
          </draw:line>
          <draw:rect draw:style-name="gr9" draw:text-style-name="P2" draw:layer="layout" svg:width="2.232cm" svg:height="1.274cm" draw:transform="rotate (0.785921762173047) translate (8.857cm 14.537cm)">
            <text:p/>
          </draw:rect>
          <draw:line draw:style-name="gr5" draw:text-style-name="P1" draw:layer="layout" svg:x1="8.856cm" svg:y1="14.536cm" svg:x2="11.335cm" svg:y2="13.86cm">
            <text:p/>
          </draw:line>
          <draw:rect draw:style-name="gr3" draw:text-style-name="P3" draw:layer="layout" svg:width="1.915cm" svg:height="0.639cm" draw:transform="skewX (-0.00628318530717948) rotate (0.784700031696651) translate (8.405cm 15.439cm)">
            <text:p/>
          </draw:rect>
          <draw:ellipse draw:style-name="gr4" draw:text-style-name="P4" draw:layer="layout" svg:width="1.276cm" svg:height="0.639cm" draw:transform="rotate (0.786445360948645) translate (9.532cm 13.41cm)">
            <text:p/>
          </draw:ellipse>
          <draw:line draw:style-name="gr8" draw:text-style-name="P1" draw:layer="layout" svg:x1="10.208cm" svg:y1="14.986cm" svg:x2="10.208cm" svg:y2="14.085cm">
            <text:p/>
          </draw:line>
          <draw:circle draw:style-name="gr7" draw:text-style-name="P1" draw:layer="layout" svg:width="0.318cm" svg:height="0.318cm" draw:transform="skewX (0.00628318530717958) rotate (0.789237887751836) translate (9.684cm 13.347cm)">
            <text:p/>
          </draw:circle>
          <draw:line draw:style-name="gr6" draw:text-style-name="P1" draw:layer="layout" svg:x1="9.758cm" svg:y1="13.631cm" svg:x2="10.209cm" svg:y2="14.082cm">
            <text:p/>
          </draw:line>
          <draw:line draw:style-name="gr10" draw:text-style-name="P1" draw:layer="layout" svg:x1="8.758cm" svg:y1="15.085cm" svg:x2="9.209cm" svg:y2="15.53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50:54.636461719</meta:creation-date>
    <dc:date>2018-04-10T15:51:13.879768832</dc:date>
    <meta:editing-duration>PT19S</meta:editing-duration>
    <meta:editing-cycles>1</meta:editing-cycles>
    <meta:document-statistic meta:object-count="18"/>
    <meta:generator>LibreOffice/6.0.0.3$MacOSX_X86_64 LibreOffice_project/64a0f66915f38c6217de274f0aa8e15618924765</meta:generator>
  </office:meta>
</office:document-meta>
</file>